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2000000C8493BE74C.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499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1"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American Geophysical Union 2006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date>2007-04-02T20:07:12</dc:date>
    <meta:printed-by>Diego Berrueta</meta:printed-by>
    <meta:print-date>2007-02-17T20:15:48</meta:print-date>
    <dc:language>es-ES</dc:language>
    <meta:editing-cycles>40</meta:editing-cycles>
    <meta:editing-duration>PT5M11S</meta:editing-duration>
    <meta:user-defined meta:name="Info 1"/>
    <meta:user-defined meta:name="Info 2"/>
    <meta:user-defined meta:name="Info 3"/>
    <meta:user-defined meta:name="Info 4"/>
    <meta:document-statistic meta:table-count="0" meta:image-count="4" meta:object-count="0" meta:page-count="8" meta:paragraph-count="98" meta:word-count="2782" meta:character-count="17253"/>
  </office:meta>
</office:document-meta>
</file>